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8afa1" officeooo:paragraph-rsid="0018afa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afa1" officeooo:paragraph-rsid="0019a16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11" style:family="paragraph" style:parent-style-name="Standard" style:list-style-name="L6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15" style:family="paragraph" style:parent-style-name="Standard" style:list-style-name="L8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T1" style:family="text">
      <style:text-properties officeooo:rsid="001aa4fc"/>
    </style:style>
    <style:style style:name="T2" style:family="text">
      <style:text-properties officeooo:rsid="001bf5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year 12 task 1 logbook</text:p>
      <text:p text:style-name="P1">Noah Hallows</text:p>
      <text:p text:style-name="P1"/>
      <text:p text:style-name="P2">Entry 1 29/10/23</text:p>
      <text:p text:style-name="P2"/>
      <text:p text:style-name="P2">Aim: My aim today was to make an official start to my project and setup the libraries I am going to use in the major project.</text:p>
      <text:p text:style-name="P2"/>
      <text:p text:style-name="P2">Work completed:</text:p>
      <text:list text:style-name="L1">
        <text:list-item>
          <text:p text:style-name="P6">Started Gannt chart</text:p>
        </text:list-item>
        <text:list-item>
          <text:p text:style-name="P6">Started log book</text:p>
        </text:list-item>
        <text:list-item>
          <text:p text:style-name="P6">setup Opencv, distrobox and “face-recognition”(a python package for face recognition)</text:p>
        </text:list-item>
      </text:list>
      <text:p text:style-name="P2"/>
      <text:p text:style-name="P2">Work to be continued:</text:p>
      <text:list text:style-name="L2">
        <text:list-header>
          <text:p text:style-name="P7">I plan to continue updating the software I have installed and my log book and gannt chart.</text:p>
        </text:list-header>
      </text:list>
      <text:p text:style-name="P2"/>
      <text:p text:style-name="P2">Issues:</text:p>
      <text:p text:style-name="P3">Opencv doesn’t provide an install guide for Arch Linux, so instead of working it out my self I have setup a Fedora Linux container.</text:p>
      <text:p text:style-name="P3"/>
      <text:p text:style-name="P4">Entry 2 31/10/23</text:p>
      <text:p text:style-name="P4"/>
      <text:p text:style-name="P4">Aim: My aim today was to get a significant amount of my defining and understanding section done</text:p>
      <text:p text:style-name="P4"/>
      <text:p text:style-name="P4">Work complete<text:span text:style-name="T1">d</text:span>:</text:p>
      <text:list text:style-name="L3">
        <text:list-item>
          <text:p text:style-name="P8">DFD</text:p>
        </text:list-item>
        <text:list-item>
          <text:p text:style-name="P8">IPO diagram</text:p>
        </text:list-item>
        <text:list-item>
          <text:p text:style-name="P8">Identification of the problem</text:p>
        </text:list-item>
        <text:list-item>
          <text:p text:style-name="P8">Social and ethical issues</text:p>
        </text:list-item>
      </text:list>
      <text:p text:style-name="P4"/>
      <text:p text:style-name="P4">Work to be continued:</text:p>
      <text:list text:style-name="L4">
        <text:list-item>
          <text:p text:style-name="P9">Structure chart</text:p>
        </text:list-item>
      </text:list>
      <text:p text:style-name="P5">Issues: I had difficulty finding a program to make my diagrams in</text:p>
      <text:p text:style-name="P5"/>
      <text:p text:style-name="P13">Entry 3 1/11/23</text:p>
      <text:p text:style-name="P13"/>
      <text:p text:style-name="P13">Aim: To complete my context diagram</text:p>
      <text:p text:style-name="P13"/>
      <text:p text:style-name="P13">Work complete:</text:p>
      <text:list text:style-name="L7">
        <text:list-item>
          <text:p text:style-name="P14">Context diagram</text:p>
        </text:list-item>
      </text:list>
      <text:p text:style-name="P13"/>
      <text:p text:style-name="P13">Work to be continued:</text:p>
      <text:list text:style-name="L8">
        <text:list-item>
          <text:p text:style-name="P15">NA</text:p>
        </text:list-item>
      </text:list>
      <text:p text:style-name="P13"/>
      <text:p text:style-name="P13">Issues: NA</text:p>
      <text:p text:style-name="P5"/>
      <text:p text:style-name="P5">Entry <text:span text:style-name="T2">4</text:span> 2/11/23</text:p>
      <text:p text:style-name="P5"/>
      <text:p text:style-name="P5">Aim: To finish my system modeling tools</text:p>
      <text:p text:style-name="P5"/>
      <text:p text:style-name="P5">Work completed:</text:p>
      <text:list text:style-name="L5">
        <text:list-item>
          <text:p text:style-name="P10"><text:soft-page-break/>Strucute chart</text:p>
        </text:list-item>
        <text:list-item>
          <text:p text:style-name="P10">System flow chart</text:p>
        </text:list-item>
        <text:list-item>
          <text:p text:style-name="P10">Data dictionary</text:p>
        </text:list-item>
        <text:list-item>
          <text:p text:style-name="P16">Generation of ideas section</text:p>
        </text:list-item>
        <text:list-item>
          <text:p text:style-name="P16">Communication with others section</text:p>
        </text:list-item>
        <text:list-item>
          <text:p text:style-name="P16">Updated IPO diagram</text:p>
        </text:list-item>
        <text:list-item>
          <text:p text:style-name="P16">Selected appropriate data types</text:p>
        </text:list-item>
        <text:list-item>
          <text:p text:style-name="P16">Draft inferface design</text:p>
        </text:list-item>
        <text:list-item>
          <text:p text:style-name="P16">Setup github repo to store my work</text:p>
        </text:list-item>
      </text:list>
      <text:p text:style-name="P5"/>
      <text:p text:style-name="P5">Work to be continued:</text:p>
      <text:list text:style-name="L6">
        <text:list-item>
          <text:p text:style-name="P11">NA</text:p>
        </text:list-item>
      </text:list>
      <text:p text:style-name="P5"/>
      <text:p text:style-name="P5">Issues: Microsoft Visio is bad, <text:span text:style-name="T2">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1.403281828</meta:creation-date>
    <dc:date>2023-11-02T21:23:16.381831348</dc:date>
    <meta:editing-duration>PT2H4M52S</meta:editing-duration>
    <meta:editing-cycles>4</meta:editing-cycles>
    <meta:generator>LibreOffice/7.6.2.1$Linux_X86_64 LibreOffice_project/60$Build-1</meta:generator>
    <meta:document-statistic meta:table-count="0" meta:image-count="0" meta:object-count="0" meta:page-count="2" meta:paragraph-count="44" meta:word-count="311" meta:character-count="1670" meta:non-whitespace-character-count="1424"/>
  </office:meta>
</office:document-meta>
</file>